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7334.40654678641">
            <text:p>7334,40654679</text:p>
          </table:table-cell>
          <table:table-cell table:style-name="ce1" office:value-type="float" office:value="6996.31622467557">
            <text:p>6996,31622468</text:p>
          </table:table-cell>
          <table:table-cell table:style-name="ce1" office:value-type="float" office:value="6992.01809698613">
            <text:p>6992,01809699</text:p>
          </table:table-cell>
          <table:table-cell table:style-name="ce1" office:value-type="float" office:value="6820.45620588399">
            <text:p>6820,45620588</text:p>
          </table:table-cell>
          <table:table-cell table:style-name="ce1" office:value-type="float" office:value="6700.24837218725">
            <text:p>6700,24837219</text:p>
          </table:table-cell>
          <table:table-cell table:number-columns-repeated="2" table:style-name="ce1" office:value-type="float" office:value="6679.1678487186">
            <text:p>6679,16784872</text:p>
          </table:table-cell>
          <table:table-cell table:style-name="ce1" office:value-type="float" office:value="6651.0069348401">
            <text:p>6651,00693484</text:p>
          </table:table-cell>
          <table:table-cell table:number-columns-repeated="4" table:style-name="ce1" office:value-type="float" office:value="6588.66206603945">
            <text:p>6588,66206604</text:p>
          </table:table-cell>
          <table:table-cell table:style-name="ce1" office:value-type="float" office:value="6585.57327218058">
            <text:p>6585,57327218</text:p>
          </table:table-cell>
          <table:table-cell table:style-name="ce1" office:value-type="float" office:value="6473.08154030755">
            <text:p>6473,08154031</text:p>
          </table:table-cell>
          <table:table-cell table:style-name="ce1" office:value-type="float" office:value="6422.11447610957">
            <text:p>6422,11447611</text:p>
          </table:table-cell>
          <table:table-cell table:number-columns-repeated="9" table:style-name="ce1" office:value-type="float" office:value="6329.02836882258">
            <text:p>6329,02836882</text:p>
          </table:table-cell>
          <table:table-cell table:style-name="ce1" office:value-type="float" office:value="6327.04125852165">
            <text:p>6327,04125852</text:p>
          </table:table-cell>
          <table:table-cell table:style-name="ce1" office:value-type="float" office:value="6198.16874335135">
            <text:p>6198,16874335</text:p>
          </table:table-cell>
          <table:table-cell table:number-columns-repeated="33" table:style-name="ce1" office:value-type="float" office:value="6139.49389100426">
            <text:p>6139,4938910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224">
            <text:p>224</text:p>
          </table:table-cell>
          <table:table-cell office:value-type="float" office:value="1266">
            <text:p>1266</text:p>
          </table:table-cell>
          <table:table-cell office:value-type="float" office:value="1867">
            <text:p>1867</text:p>
          </table:table-cell>
          <table:table-cell office:value-type="float" office:value="2668">
            <text:p>2668</text:p>
          </table:table-cell>
          <table:table-cell office:value-type="float" office:value="2943">
            <text:p>2943</text:p>
          </table:table-cell>
          <table:table-cell table:number-columns-repeated="2" office:value-type="float" office:value="3515">
            <text:p>3515</text:p>
          </table:table-cell>
          <table:table-cell office:value-type="float" office:value="5061">
            <text:p>5061</text:p>
          </table:table-cell>
          <table:table-cell table:number-columns-repeated="4" office:value-type="float" office:value="5850">
            <text:p>5850</text:p>
          </table:table-cell>
          <table:table-cell office:value-type="float" office:value="8182">
            <text:p>8182</text:p>
          </table:table-cell>
          <table:table-cell office:value-type="float" office:value="9422">
            <text:p>9422</text:p>
          </table:table-cell>
          <table:table-cell office:value-type="float" office:value="10081">
            <text:p>10081</text:p>
          </table:table-cell>
          <table:table-cell table:number-columns-repeated="9" office:value-type="float" office:value="10848">
            <text:p>10848</text:p>
          </table:table-cell>
          <table:table-cell office:value-type="float" office:value="16797">
            <text:p>16797</text:p>
          </table:table-cell>
          <table:table-cell office:value-type="float" office:value="17595">
            <text:p>17595</text:p>
          </table:table-cell>
          <table:table-cell table:number-columns-repeated="33" office:value-type="float" office:value="17596">
            <text:p>17596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498.06799609072">
            <text:p>7498,06799609</text:p>
          </table:table-cell>
          <table:table-cell table:style-name="ce1" office:value-type="float" office:value="7028.47467433255">
            <text:p>7028,47467433</text:p>
          </table:table-cell>
          <table:table-cell table:style-name="ce1" office:value-type="float" office:value="7208.81661828475">
            <text:p>7208,81661828</text:p>
          </table:table-cell>
          <table:table-cell table:style-name="ce1" office:value-type="float" office:value="6910.86246718682">
            <text:p>6910,86246719</text:p>
          </table:table-cell>
          <table:table-cell table:style-name="ce1" office:value-type="float" office:value="6700.24837218725">
            <text:p>6700,24837219</text:p>
          </table:table-cell>
          <table:table-cell table:style-name="ce1" office:value-type="float" office:value="6679.1678487186">
            <text:p>6679,16784872</text:p>
          </table:table-cell>
          <table:table-cell table:style-name="ce1" office:value-type="float" office:value="6697.66718926786">
            <text:p>6697,66718927</text:p>
          </table:table-cell>
          <table:table-cell table:style-name="ce1" office:value-type="float" office:value="6651.0069348401">
            <text:p>6651,00693484</text:p>
          </table:table-cell>
          <table:table-cell table:style-name="ce1" office:value-type="float" office:value="6604.18414612083">
            <text:p>6604,18414612</text:p>
          </table:table-cell>
          <table:table-cell table:style-name="ce1" office:value-type="float" office:value="6605.34699329104">
            <text:p>6605,34699329</text:p>
          </table:table-cell>
          <table:table-cell table:style-name="ce1" office:value-type="float" office:value="6595.70107703338">
            <text:p>6595,70107703</text:p>
          </table:table-cell>
          <table:table-cell table:style-name="ce1" office:value-type="float" office:value="6641.50972476388">
            <text:p>6641,50972476</text:p>
          </table:table-cell>
          <table:table-cell table:style-name="ce1" office:value-type="float" office:value="6606.67822248836">
            <text:p>6606,67822249</text:p>
          </table:table-cell>
          <table:table-cell table:style-name="ce1" office:value-type="float" office:value="6473.08154030755">
            <text:p>6473,08154031</text:p>
          </table:table-cell>
          <table:table-cell table:style-name="ce1" office:value-type="float" office:value="6427.44709951877">
            <text:p>6427,44709952</text:p>
          </table:table-cell>
          <table:table-cell table:style-name="ce1" office:value-type="float" office:value="6341.51210398588">
            <text:p>6341,51210399</text:p>
          </table:table-cell>
          <table:table-cell table:style-name="ce1" office:value-type="float" office:value="6359.63067367773">
            <text:p>6359,63067368</text:p>
          </table:table-cell>
          <table:table-cell table:style-name="ce1" office:value-type="float" office:value="6350.97328625772">
            <text:p>6350,97328626</text:p>
          </table:table-cell>
          <table:table-cell table:style-name="ce1" office:value-type="float" office:value="6504.92933562704">
            <text:p>6504,92933563</text:p>
          </table:table-cell>
          <table:table-cell table:style-name="ce1" office:value-type="float" office:value="6972.45813831864">
            <text:p>6972,45813832</text:p>
          </table:table-cell>
          <table:table-cell table:style-name="ce1" office:value-type="float" office:value="6879.02982761956">
            <text:p>6879,02982762</text:p>
          </table:table-cell>
          <table:table-cell table:style-name="ce1" office:value-type="float" office:value="6927.77864503369">
            <text:p>6927,77864503</text:p>
          </table:table-cell>
          <table:table-cell table:style-name="ce1" office:value-type="float" office:value="6666.68315492248">
            <text:p>6666,68315492</text:p>
          </table:table-cell>
          <table:table-cell table:style-name="ce1" office:value-type="float" office:value="6409.83368014215">
            <text:p>6409,83368014</text:p>
          </table:table-cell>
          <table:table-cell table:style-name="ce1" office:value-type="float" office:value="6363.38105302105">
            <text:p>6363,38105302</text:p>
          </table:table-cell>
          <table:table-cell table:style-name="ce1" office:value-type="float" office:value="6198.16874335135">
            <text:p>6198,16874335</text:p>
          </table:table-cell>
          <table:table-cell table:style-name="ce1" office:value-type="float" office:value="6442.02174268447">
            <text:p>6442,02174268</text:p>
          </table:table-cell>
          <table:table-cell table:style-name="ce1" office:value-type="float" office:value="7282.99613761276">
            <text:p>7282,99613761</text:p>
          </table:table-cell>
          <table:table-cell table:style-name="ce1" office:value-type="float" office:value="7128.46619823724">
            <text:p>7128,46619824</text:p>
          </table:table-cell>
          <table:table-cell table:style-name="ce1" office:value-type="float" office:value="7118.4695145562">
            <text:p>7118,46951456</text:p>
          </table:table-cell>
          <table:table-cell table:style-name="ce1" office:value-type="float" office:value="7041.65116916831">
            <text:p>7041,65116917</text:p>
          </table:table-cell>
          <table:table-cell table:style-name="ce1" office:value-type="float" office:value="7564.72703454779">
            <text:p>7564,72703455</text:p>
          </table:table-cell>
          <table:table-cell table:style-name="ce1" office:value-type="float" office:value="7465.78455111889">
            <text:p>7465,78455112</text:p>
          </table:table-cell>
          <table:table-cell table:style-name="ce1" office:value-type="float" office:value="7152.52331392737">
            <text:p>7152,52331393</text:p>
          </table:table-cell>
          <table:table-cell table:number-columns-repeated="2" table:style-name="ce1" office:value-type="float" office:value="6907.93351731197">
            <text:p>6907,93351731</text:p>
          </table:table-cell>
          <table:table-cell table:number-columns-repeated="3" table:style-name="ce1" office:value-type="float" office:value="6870.31202201498">
            <text:p>6870,31202201</text:p>
          </table:table-cell>
          <table:table-cell table:style-name="ce1" office:value-type="float" office:value="6869.85559762938">
            <text:p>6869,85559763</text:p>
          </table:table-cell>
          <table:table-cell table:number-columns-repeated="3" table:style-name="ce1" office:value-type="float" office:value="7138.07836952317">
            <text:p>7138,07836952</text:p>
          </table:table-cell>
          <table:table-cell table:style-name="ce1" office:value-type="float" office:value="7091.93263628548">
            <text:p>7091,93263629</text:p>
          </table:table-cell>
          <table:table-cell table:style-name="ce1" office:value-type="float" office:value="7053.45394819758">
            <text:p>7053,45394820</text:p>
          </table:table-cell>
          <table:table-cell table:number-columns-repeated="2" table:style-name="ce1" office:value-type="float" office:value="7025.21516775069">
            <text:p>7025,21516775</text:p>
          </table:table-cell>
          <table:table-cell table:style-name="ce1" office:value-type="float" office:value="7143.84191482162">
            <text:p>7143,84191482</text:p>
          </table:table-cell>
          <table:table-cell table:style-name="ce1" office:value-type="float" office:value="7017.88065745056">
            <text:p>7017,88065745</text:p>
          </table:table-cell>
          <table:table-cell table:style-name="ce1" office:value-type="float" office:value="6968.54364623498">
            <text:p>6968,54364623</text:p>
          </table:table-cell>
          <table:table-cell table:style-name="ce1" office:value-type="float" office:value="6693.71683884349">
            <text:p>6693,71683884</text:p>
          </table:table-cell>
          <table:table-cell table:style-name="ce1" office:value-type="float" office:value="6521.42196054846">
            <text:p>6521,42196055</text:p>
          </table:table-cell>
          <table:table-cell table:style-name="ce1" office:value-type="float" office:value="6666.70214397419">
            <text:p>6666,70214397</text:p>
          </table:table-cell>
          <table:table-cell table:style-name="ce1" office:value-type="float" office:value="6583.65024485363">
            <text:p>6583,65024485</text:p>
          </table:table-cell>
          <table:table-cell table:style-name="ce1" office:value-type="float" office:value="6494.0990853641">
            <text:p>6494,09908536</text:p>
          </table:table-cell>
          <table:table-cell table:number-columns-repeated="2" table:style-name="ce1" office:value-type="float" office:value="6262.21837852612">
            <text:p>6262,21837853</text:p>
          </table:table-cell>
          <table:table-cell table:number-columns-repeated="2" table:style-name="ce1" office:value-type="float" office:value="6225.82922539247">
            <text:p>6225,82922539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85">
            <text:p>685</text:p>
          </table:table-cell>
          <table:table-cell office:value-type="float" office:value="1369">
            <text:p>1369</text:p>
          </table:table-cell>
          <table:table-cell office:value-type="float" office:value="2048">
            <text:p>2048</text:p>
          </table:table-cell>
          <table:table-cell office:value-type="float" office:value="2723">
            <text:p>2723</text:p>
          </table:table-cell>
          <table:table-cell office:value-type="float" office:value="3402">
            <text:p>3402</text:p>
          </table:table-cell>
          <table:table-cell office:value-type="float" office:value="4083">
            <text:p>4083</text:p>
          </table:table-cell>
          <table:table-cell office:value-type="float" office:value="4762">
            <text:p>4762</text:p>
          </table:table-cell>
          <table:table-cell office:value-type="float" office:value="5439">
            <text:p>5439</text:p>
          </table:table-cell>
          <table:table-cell office:value-type="float" office:value="6119">
            <text:p>6119</text:p>
          </table:table-cell>
          <table:table-cell office:value-type="float" office:value="6795">
            <text:p>6795</text:p>
          </table:table-cell>
          <table:table-cell office:value-type="float" office:value="7471">
            <text:p>7471</text:p>
          </table:table-cell>
          <table:table-cell office:value-type="float" office:value="8148">
            <text:p>8148</text:p>
          </table:table-cell>
          <table:table-cell office:value-type="float" office:value="8826">
            <text:p>8826</text:p>
          </table:table-cell>
          <table:table-cell office:value-type="float" office:value="9504">
            <text:p>9504</text:p>
          </table:table-cell>
          <table:table-cell office:value-type="float" office:value="10180">
            <text:p>10180</text:p>
          </table:table-cell>
          <table:table-cell office:value-type="float" office:value="10857">
            <text:p>10857</text:p>
          </table:table-cell>
          <table:table-cell office:value-type="float" office:value="11532">
            <text:p>11532</text:p>
          </table:table-cell>
          <table:table-cell office:value-type="float" office:value="12210">
            <text:p>12210</text:p>
          </table:table-cell>
          <table:table-cell office:value-type="float" office:value="12885">
            <text:p>12885</text:p>
          </table:table-cell>
          <table:table-cell office:value-type="float" office:value="13560">
            <text:p>13560</text:p>
          </table:table-cell>
          <table:table-cell office:value-type="float" office:value="14234">
            <text:p>14234</text:p>
          </table:table-cell>
          <table:table-cell office:value-type="float" office:value="14905">
            <text:p>14905</text:p>
          </table:table-cell>
          <table:table-cell office:value-type="float" office:value="15580">
            <text:p>15580</text:p>
          </table:table-cell>
          <table:table-cell office:value-type="float" office:value="16253">
            <text:p>16253</text:p>
          </table:table-cell>
          <table:table-cell office:value-type="float" office:value="16923">
            <text:p>16923</text:p>
          </table:table-cell>
          <table:table-cell office:value-type="float" office:value="17596">
            <text:p>17596</text:p>
          </table:table-cell>
          <table:table-cell office:value-type="float" office:value="18266">
            <text:p>18266</text:p>
          </table:table-cell>
          <table:table-cell office:value-type="float" office:value="18933">
            <text:p>18933</text:p>
          </table:table-cell>
          <table:table-cell office:value-type="float" office:value="19602">
            <text:p>19602</text:p>
          </table:table-cell>
          <table:table-cell office:value-type="float" office:value="20269">
            <text:p>20269</text:p>
          </table:table-cell>
          <table:table-cell office:value-type="float" office:value="20929">
            <text:p>20929</text:p>
          </table:table-cell>
          <table:table-cell office:value-type="float" office:value="21586">
            <text:p>21586</text:p>
          </table:table-cell>
          <table:table-cell office:value-type="float" office:value="22244">
            <text:p>22244</text:p>
          </table:table-cell>
          <table:table-cell office:value-type="float" office:value="22904">
            <text:p>22904</text:p>
          </table:table-cell>
          <table:table-cell office:value-type="float" office:value="23562">
            <text:p>23562</text:p>
          </table:table-cell>
          <table:table-cell office:value-type="float" office:value="24219">
            <text:p>24219</text:p>
          </table:table-cell>
          <table:table-cell office:value-type="float" office:value="24883">
            <text:p>24883</text:p>
          </table:table-cell>
          <table:table-cell office:value-type="float" office:value="25547">
            <text:p>25547</text:p>
          </table:table-cell>
          <table:table-cell office:value-type="float" office:value="26209">
            <text:p>26209</text:p>
          </table:table-cell>
          <table:table-cell office:value-type="float" office:value="26871">
            <text:p>26871</text:p>
          </table:table-cell>
          <table:table-cell office:value-type="float" office:value="27531">
            <text:p>27531</text:p>
          </table:table-cell>
          <table:table-cell office:value-type="float" office:value="28184">
            <text:p>28184</text:p>
          </table:table-cell>
          <table:table-cell office:value-type="float" office:value="28841">
            <text:p>28841</text:p>
          </table:table-cell>
          <table:table-cell office:value-type="float" office:value="29496">
            <text:p>29496</text:p>
          </table:table-cell>
          <table:table-cell office:value-type="float" office:value="30151">
            <text:p>30151</text:p>
          </table:table-cell>
          <table:table-cell office:value-type="float" office:value="30810">
            <text:p>30810</text:p>
          </table:table-cell>
          <table:table-cell office:value-type="float" office:value="31468">
            <text:p>31468</text:p>
          </table:table-cell>
          <table:table-cell office:value-type="float" office:value="32128">
            <text:p>32128</text:p>
          </table:table-cell>
          <table:table-cell office:value-type="float" office:value="32794">
            <text:p>32794</text:p>
          </table:table-cell>
          <table:table-cell office:value-type="float" office:value="33461">
            <text:p>33461</text:p>
          </table:table-cell>
          <table:table-cell office:value-type="float" office:value="34127">
            <text:p>34127</text:p>
          </table:table-cell>
          <table:table-cell office:value-type="float" office:value="34791">
            <text:p>34791</text:p>
          </table:table-cell>
          <table:table-cell office:value-type="float" office:value="35452">
            <text:p>35452</text:p>
          </table:table-cell>
          <table:table-cell office:value-type="float" office:value="36115">
            <text:p>36115</text:p>
          </table:table-cell>
          <table:table-cell office:value-type="float" office:value="36777">
            <text:p>36777</text:p>
          </table:table-cell>
          <table:table-cell office:value-type="float" office:value="37443">
            <text:p>37443</text:p>
          </table:table-cell>
          <table:table-cell office:value-type="float" office:value="38106">
            <text:p>38106</text:p>
          </table:table-cell>
          <table:table-cell office:value-type="float" office:value="38767">
            <text:p>38767</text:p>
          </table:table-cell>
          <table:table-cell office:value-type="float" office:value="39430">
            <text:p>39430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318.27066705032">
            <text:p>6318,27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72145.2559888899">
            <text:p>72145,26</text:p>
          </table:table-cell>
          <table:table-cell table:number-columns-repeated="58"/>
        </table:table-row>
        <table:table-row table:style-name="ro1" table:number-rows-repeated="3">
          <table:table-cell table:number-columns-repeated="60"/>
        </table:table-row>
        <table:table-row table:style-name="ro1">
          <table:table-cell>
            <draw:frame table:end-cell-address="Hoja1.G28" table:end-x="2.325cm" table:end-y="0.06cm" draw:z-index="0" draw:style-name="gr1" svg:width="22.305cm" svg:height="6.986cm" svg:x="1.965cm" svg:y="0.3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0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02:0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2.306cm" svg:height="6.987cm" chart:class="chart:scatter" chart:style-name="ch1">
        <chart:title svg:x="10.108cm" svg:y="0.14cm" chart:style-name="ch2">
          <text:p>prueba # 8</text:p>
        </chart:title>
        <chart:legend chart:legend-position="end" svg:x="20.47cm" svg:y="3.186cm" chart:style-name="ch3"/>
        <chart:plot-area chart:style-name="ch4" table:cell-range-address="Hoja1.A1:Hoja1.BH2" chart:data-source-has-labels="column" svg:x="0.691cm" svg:y="0.782cm" svg:width="19.333cm" svg:height="5.988cm">
          <chart:axis chart:dimension="x" chart:name="primary-x" chart:style-name="ch5">
            <chart:title svg:x="10.154cm" svg:y="6.312cm" chart:style-name="ch6">
              <text:p>tiempo</text:p>
            </chart:title>
          </chart:axis>
          <chart:axis chart:dimension="y" chart:name="primary-y" chart:style-name="ch7">
            <chart:title svg:x="0.447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16">
                <text:p>15016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334.40654678641">
                <text:p>7334.40654678641</text:p>
              </table:table-cell>
              <table:table-cell office:value-type="float" office:value="6996.31622467557">
                <text:p>6996.31622467557</text:p>
              </table:table-cell>
              <table:table-cell office:value-type="float" office:value="6992.01809698613">
                <text:p>6992.01809698613</text:p>
              </table:table-cell>
              <table:table-cell office:value-type="float" office:value="6820.45620588399">
                <text:p>6820.45620588399</text:p>
              </table:table-cell>
              <table:table-cell office:value-type="float" office:value="6700.24837218725">
                <text:p>6700.24837218725</text:p>
              </table:table-cell>
              <table:table-cell office:value-type="float" office:value="6679.1678487186">
                <text:p>6679.1678487186</text:p>
              </table:table-cell>
              <table:table-cell office:value-type="float" office:value="6679.1678487186">
                <text:p>6679.1678487186</text:p>
              </table:table-cell>
              <table:table-cell office:value-type="float" office:value="6651.0069348401">
                <text:p>6651.0069348401</text:p>
              </table:table-cell>
              <table:table-cell office:value-type="float" office:value="6588.66206603945">
                <text:p>6588.66206603945</text:p>
              </table:table-cell>
              <table:table-cell office:value-type="float" office:value="6588.66206603945">
                <text:p>6588.66206603945</text:p>
              </table:table-cell>
              <table:table-cell office:value-type="float" office:value="6588.66206603945">
                <text:p>6588.66206603945</text:p>
              </table:table-cell>
              <table:table-cell office:value-type="float" office:value="6588.66206603945">
                <text:p>6588.66206603945</text:p>
              </table:table-cell>
              <table:table-cell office:value-type="float" office:value="6585.57327218058">
                <text:p>6585.57327218058</text:p>
              </table:table-cell>
              <table:table-cell office:value-type="float" office:value="6473.08154030755">
                <text:p>6473.08154030755</text:p>
              </table:table-cell>
              <table:table-cell office:value-type="float" office:value="6422.11447610957">
                <text:p>6422.11447610957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9.02836882258">
                <text:p>6329.02836882258</text:p>
              </table:table-cell>
              <table:table-cell office:value-type="float" office:value="6327.04125852165">
                <text:p>6327.04125852165</text:p>
              </table:table-cell>
              <table:table-cell office:value-type="float" office:value="6198.16874335135">
                <text:p>6198.16874335135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  <table:table-cell office:value-type="float" office:value="6139.49389100426">
                <text:p>6139.49389100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